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961b" officeooo:paragraph-rsid="0007961b"/>
    </style:style>
    <style:style style:name="P2" style:family="paragraph" style:parent-style-name="Text_20_body">
      <style:text-properties style:font-name="Nimbus Roman No9 L" fo:font-size="12pt" officeooo:paragraph-rsid="0007961b" style:font-size-asian="12pt" style:font-size-complex="12pt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Nimbus Roman No9 L" fo:font-size="12pt" fo:font-style="normal" style:text-underline-style="none" fo:font-weight="normal" officeooo:rsid="0007961b" officeooo:paragraph-rsid="0007961b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style:font-name="Nimbus Roman No9 L" fo:font-size="12pt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style:font-name="Nimbus Roman No9 L" fo:font-size="12pt" officeooo:rsid="0007961b" officeooo:paragraph-rsid="0007961b" style:font-size-asian="12pt" style:font-size-complex="12p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style:font-name="Nimbus Roman No9 L" fo:font-size="12pt" officeooo:rsid="00097991" officeooo:paragraph-rsid="00097991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style:font-name="Nimbus Roman No9 L" fo:font-size="12pt" officeooo:rsid="000dce0d" officeooo:paragraph-rsid="000dce0d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style:font-name="Nimbus Roman No9 L" fo:font-size="12pt" officeooo:rsid="0012230a" officeooo:paragraph-rsid="0007961b" style:font-size-asian="12pt" style:font-size-complex="12p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Nimbus Roman No9 L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Nimbus Roman No9 L" fo:font-size="12pt" fo:font-style="normal" style:text-underline-style="none" fo:font-weight="normal" officeooo:rsid="0007961b" officeooo:paragraph-rsid="0007961b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Nimbus Roman No9 L" fo:font-size="12pt" fo:font-style="normal" style:text-underline-style="none" fo:font-weight="normal" officeooo:rsid="00097991" officeooo:paragraph-rsid="00097991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Nimbus Roman No9 L" fo:font-size="12pt" fo:font-style="normal" style:text-underline-style="none" fo:font-weight="normal" officeooo:rsid="000bde80" officeooo:paragraph-rsid="000bde80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Nimbus Roman No9 L" fo:font-size="12pt" fo:font-style="normal" style:text-underline-style="none" fo:font-weight="normal" officeooo:rsid="000fe37a" officeooo:paragraph-rsid="00108095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Nimbus Roman No9 L" fo:font-size="12pt" fo:font-style="normal" style:text-underline-style="none" fo:font-weight="normal" officeooo:rsid="0012995c" officeooo:paragraph-rsid="0012995c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Nimbus Roman No9 L" fo:font-size="12pt" fo:font-style="normal" style:text-underline-style="none" fo:font-weight="normal" officeooo:rsid="0012995c" officeooo:paragraph-rsid="0012995c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Nimbus Roman No9 L" fo:font-size="12pt" fo:font-style="normal" style:text-underline-style="none" fo:font-weight="normal" officeooo:rsid="00147aea" officeooo:paragraph-rsid="00147aea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7961b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97991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d7acb" style:text-blinking="false" fo:background-color="transparent" loext:char-shading-value="0"/>
    </style:style>
    <style:style style:name="T5" style:family="text">
      <style:text-properties officeooo:rsid="000d7acb"/>
    </style:style>
    <style:style style:name="T6" style:family="text">
      <style:text-properties officeooo:rsid="000fe37a"/>
    </style:style>
    <style:style style:name="T7" style:family="text">
      <style:text-properties officeooo:rsid="00108095"/>
    </style:style>
    <style:style style:name="T8" style:family="text">
      <style:text-properties officeooo:rsid="001467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se en place du poste de travail, installation manuel debian/gnome</text:p>
      <text:p text:style-name="P1">Liste commande utile :</text:p>
      <text:p text:style-name="P1"/>
      <text:p text:style-name="P3"><text:bookmark text:name="docs-internal-guid-1966778d-9430-f509-9964-fbb8d822f724"/>Recup liste appli installer :<text:tab/>dpkg – l</text:p>
      <text:p text:style-name="P2"><text:span text:style-name="T2"><text:tab/><text:tab/></text:span><text:span text:style-name="T1">avec filtre<text:tab/>dpkg -l | </text:span><text:span text:style-name="T4">grep </text:span><text:span text:style-name="T1">“lefiltre”</text:span></text:p>
      <text:p text:style-name="P4"><text:span text:style-name="T2">Installe</text:span><text:span text:style-name="T1"> appli .deb : <text:tab/>dpkg -i “nom”</text:span></text:p>
      <text:p text:style-name="P9">Mise a jour system : <text:tab/>apt-get upgrade</text:p>
      <text:p text:style-name="P9"><text:tab/><text:tab/><text:tab/>apt-get dist-upgrade</text:p>
      <text:p text:style-name="P9">Maj apt :<text:tab/>apt-get update</text:p>
      <text:p text:style-name="P4"><text:span text:style-name="T1">Recherche appli : <text:tab/>apt-cache search “nom”</text:span><text:line-break/><text:span text:style-name="T1">Description appli : <text:tab/>apt-cache show “nom” </text:span></text:p>
      <text:p text:style-name="P4"/>
      <text:p text:style-name="P10">Prise en compte cahier des charges et élaboration d'un croquis pour l'interface via le logiciel pencil</text:p>
      <text:p text:style-name="P5"/>
      <text:p text:style-name="P5"><text:span text:style-name="T1">Recherche librairies pour interface graphique : QT </text:span><text:span text:style-name="T3">ou </text:span><text:span text:style-name="T1">GTX,wxWidgets</text:span></text:p>
      <text:p text:style-name="P8"/>
      <text:p text:style-name="P7">Installation evolus.pencil (nb besoin de changer dependance firefox et iceweasel)</text:p>
      <text:p text:style-name="P5"/>
      <text:p text:style-name="P6"><text:span text:style-name="T1">IDE : pour qt utilisation de qtcreator (configuration python </text:span><text:a xlink:type="simple" xlink:href="http://ceg.developpez.com/tutoriels/python/configurer-qtcreator-pour-python/" text:style-name="Internet_20_link" text:visited-style-name="Visited_20_Internet_20_Link">http://ceg.developpez.com/tutoriels/python/configurer-qtcreator-pour-python/</text:a><text:span text:style-name="T1">)</text:span></text:p>
      <text:p text:style-name="P6"/>
      <text:p text:style-name="P12">utilisation librairie <text:span text:style-name="T5">pyQt5, </text:span>lxml pour chercher les fichiers xml <text:span text:style-name="T6">(car plus simple a utiliser que QtXml)</text:span></text:p>
      <text:p text:style-name="P12"/>
      <text:p text:style-name="P13">mise en place <text:span text:style-name="T7">git </text:span><text:a xlink:type="simple" xlink:href="https://github.com/Fieldrain/GraphXair" text:style-name="Internet_20_link" text:visited-style-name="Visited_20_Internet_20_Link"><text:span text:style-name="T7">https://github.com/Fieldrain/GraphXair</text:span></text:a></text:p>
      <text:p text:style-name="P13"/>
      <text:p text:style-name="P14">Ajout a faire : liste des donnees invalides voir liste des tests dans cachier des charges</text:p>
      <text:p text:style-name="P14"><text:tab/><text:tab/>reflechir systeme pour automatiser l'ouverture du fichier csv</text:p>
      <text:p text:style-name="P14"><text:tab/><text:tab/><text:span text:style-name="T8">edition des groupes</text:span></text:p>
      <text:p text:style-name="P14"/>
      <text:p text:style-name="P16">Difficultés aux niveau des signaux : possible solution ajouter un bouton invisible dans le tableau (ex nom : boutonStation0 , bouton de la ligne 0 dans la table station) </text:p>
      <text:p text:style-name="P6"/>
      <text:p text:style-name="P6"/>
      <text:p text:style-name="P11"/>
      <text:p text:style-name="P6"/>
      <text:p text:style-name="P11"/>
      <text:p text:style-name="P5"/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5-04-07T16:01:42.338313963</meta:creation-date>
    <dc:date>2015-04-10T16:38:00.947829627</dc:date>
    <dc:creator>Adrien </dc:creator>
    <meta:editing-duration>PT33M51S</meta:editing-duration>
    <meta:editing-cycles>12</meta:editing-cycles>
    <meta:generator>LibreOffice/4.3.3.2$Linux_X86_64 LibreOffice_project/430m0$Build-2</meta:generator>
    <meta:document-statistic meta:table-count="0" meta:image-count="0" meta:object-count="0" meta:page-count="2" meta:paragraph-count="19" meta:word-count="183" meta:character-count="1260" meta:non-whitespace-character-count="1080"/>
  </office:meta>
</office:document-meta>
</file>